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C70000028353004750.png" manifest:media-type="image/png"/>
  <manifest:file-entry manifest:full-path="Pictures/10004ADA00002F000000427D68E3BF56.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634cm" fo:min-width="3.566cm" fo:wrap-option="no-wrap"/>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draw:fill="none" draw:textarea-vertical-align="middl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6.223cm" svg:height="4.445cm" svg:x="6.08cm" svg:y="4.81cm">
          <text:p text:style-name="P1">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1" xml:id="id3" draw:id="id3" draw:layer="layout" svg:width="6.223cm" svg:height="4.445cm" svg:x="17.002cm" svg:y="4.81cm">
          <text:p text:style-name="P1">Guifi.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text-style-name="P1" xml:id="id1" draw:id="id1" draw:layer="layout" svg:width="2.678cm" svg:height="3.789cm" svg:x="7.847cm" svg:y="10.546cm">
          <draw:image xlink:href="Pictures/10004ADA00002F000000427D68E3BF56.svg" xlink:type="simple" xlink:show="embed" xlink:actuate="onLoad">
            <text:p/>
          </draw:image>
          <draw:image xlink:href="Pictures/10000201000001C70000028353004750.png" xlink:type="simple" xlink:show="embed" xlink:actuate="onLoad"/>
        </draw:frame>
        <draw:frame draw:style-name="gr2" draw:text-style-name="P1" xml:id="id4" draw:id="id4" draw:layer="layout" svg:width="2.678cm" svg:height="3.789cm" svg:x="18.78cm" svg:y="10.546cm">
          <draw:image xlink:href="Pictures/10004ADA00002F000000427D68E3BF56.svg" xlink:type="simple" xlink:show="embed" xlink:actuate="onLoad">
            <text:p/>
          </draw:image>
          <draw:image xlink:href="Pictures/10000201000001C70000028353004750.png" xlink:type="simple" xlink:show="embed" xlink:actuate="onLoad"/>
        </draw:frame>
        <draw:connector draw:style-name="gr3" draw:text-style-name="P1" draw:layer="layout" draw:type="curve" svg:x1="9.186cm" svg:y1="10.546cm" svg:x2="9.191cm" svg:y2="9.255cm" draw:start-shape="id1" draw:end-shape="id2" svg:d="M9186 10546c0-967 5-322 5-1291" svg:viewBox="0 0 6 1292">
          <text:p/>
        </draw:connector>
        <draw:connector draw:style-name="gr3" draw:text-style-name="P1" draw:layer="layout" draw:type="curve" svg:x1="10.525cm" svg:y1="12.44cm" svg:x2="17.002cm" svg:y2="7.032cm" draw:start-shape="id1" draw:start-glue-point="1" draw:end-shape="id3" svg:d="M10525 12440c4857 0 1619-5408 6477-5408" svg:viewBox="0 0 6478 5409">
          <text:p/>
        </draw:connector>
        <draw:connector draw:style-name="gr3" draw:text-style-name="P1" draw:layer="layout" draw:type="curve" svg:x1="20.119cm" svg:y1="10.546cm" svg:x2="20.113cm" svg:y2="9.255cm" draw:start-shape="id4" draw:start-glue-point="0" draw:end-shape="id3" svg:d="M20119 10546c0-967-6-322-6-1291" svg:viewBox="0 0 7 1292">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5-13T12:42:29.134467996</meta:creation-date>
    <dc:date>2015-05-13T12:46:43.114884172</dc:date>
    <meta:editing-duration>PT4M14S</meta:editing-duration>
    <meta:editing-cycles>1</meta:editing-cycles>
    <meta:document-statistic meta:object-count="7"/>
    <meta:generator>LibreOffice/4.3.3.2$Linux_X86_64 LibreOffice_project/430m0$Build-2</meta:generator>
  </office:meta>
</office:document-meta>
</file>